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8e0c" officeooo:paragraph-rsid="001c8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:22 – Hasta esta hora, subí cambios pendientes de nuestra plataforma a github para que eyden tenga actualizado todo.</text:p>
      <text:p text:style-name="P1">Nos dispusimos a hacer cambios en el sistema existente pero, determinamos que no eran necesario, por lo que abandonamos dicha tarea.</text:p>
      <text:p text:style-name="P1"/>
      <text:p text:style-name="P1">Al regresar de desayunar, empezamos a buscar información <text:s/>sobre cómo recepcionar json en django, al parecer la información en la siguietne ruta podría sernos de ayuda.</text:p>
      <text:p text:style-name="P1"><text:a xlink:type="simple" xlink:href="https://stackoverflow.com/questions/24068576/how-to-receive-json-data-using-http-post-request-in-django-1-6" text:style-name="Internet_20_link" text:visited-style-name="Visited_20_Internet_20_Link">https://stackoverflow.com/questions/24068576/how-to-receive-json-data-using-http-post-request-in-django-1-6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22:52.479535528</meta:creation-date>
    <dc:date>2018-01-23T13:29:19.866650882</dc:date>
    <meta:editing-duration>PT6M30S</meta:editing-duration>
    <meta:editing-cycles>1</meta:editing-cycles>
    <meta:generator>LibreOffice/5.3.7.2.0$Linux_X86_64 LibreOffice_project/30m0$Build-2</meta:generator>
    <meta:document-statistic meta:table-count="0" meta:image-count="0" meta:object-count="0" meta:page-count="1" meta:paragraph-count="4" meta:word-count="66" meta:character-count="524" meta:non-whitespace-character-count="460"/>
  </office:meta>
</office:document-meta>
</file>